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6"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17"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1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7">I</text:span><text:span text:style-name="T2"> </text:span><text:span text:style-name="T1">woke when Hannah got up to make coffee, drank that on the chair in the living room while playing Finch and Wordle. Hannah was doing a million things around the house, playing </text:span><text:span text:style-name="T15">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5">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5">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18">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19">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20">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21">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22">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23">138</text:span><text:span text:style-name="T10"> </text:span><text:span text:style-name="T11">I went all over Azeroth turning in and acquiring quests, respecced to Fury, killed furbogs, joined a ZF group but got invited to watch a movie with Hannah, so I brushed my teeth.</text:span><text:span text:style-name="T24">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16">Tampopo</text:span><text:span text:style-name="T12">, ate a few worms, told Hannah I was going to go home, reassured her everything was okay, walked up to Meyers, took off my bag and wrote.</text:span><text:span text:style-name="T25">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and we were so slow. I hit level 55 during the run but wiped the group on the croc because I pulled the boss without realizing my group wasn’t behind me.</text:span></text:p>
      <text:p text:style-name="P7"><text:span text:style-name="T13"><text:s text:c="3"/>I hearthed to Org, checked on my bank alts.</text:span><text:span text:style-name="T26">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 quest in Un Goro, started dual wielding for no reason, loved it, killed furbog, hearthed, texted with Hannah, flew back to Felwood, redid my keybindings, killed more furbog, hearthed again.</text:span><text:span text:style-name="T18">1155</text:span><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9T11:58:43.977415315</dc:date>
    <meta:editing-duration>P143DT16H59M11S</meta:editing-duration>
    <meta:editing-cycles>1041</meta:editing-cycles>
    <meta:generator>LibreOffice/24.2.5.2$MacOSX_X86_64 LibreOffice_project/bffef4ea93e59bebbeaf7f431bb02b1a39ee8a59</meta:generator>
    <meta:print-date>2025-02-07T15:18:04.174144487</meta:print-date>
    <meta:document-statistic meta:table-count="0" meta:image-count="0" meta:object-count="0" meta:page-count="3" meta:paragraph-count="23" meta:word-count="704" meta:character-count="3897" meta:non-whitespace-character-count="3177"/>
  </office:meta>
</office:document-meta>
</file>